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0f9cb" officeooo:paragraph-rsid="0030f9cb"/>
    </style:style>
    <style:style style:name="P2" style:family="paragraph" style:parent-style-name="Standard">
      <style:text-properties officeooo:rsid="00329ad7" officeooo:paragraph-rsid="00329ad7"/>
    </style:style>
    <style:style style:name="T1" style:family="text">
      <style:text-properties officeooo:rsid="00329a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lacing and Transforming part <text:span text:style-name="T1">2</text:span></text:p>
      <text:p text:style-name="P1"/>
      <text:p text:style-name="P2">Hello, in this video we will be discussing replace_copy </text:p>
      <text:p text:style-name="P2"/>
      <text:p text:style-name="P2">Another way we have to perform replacemet is with the replace_copy series of algorithms. If we don’t want to modify our original set of data, and instead want to make the replacements to a copy of our data, we can do that. </text:p>
      <text:p text:style-name="P2"/>
      <text:p text:style-name="P2">Here are the signatures of replace_copy. These work just like std::replace, but take in an extra output iterator to write the data to. The original data set does not get touched. </text:p>
      <text:p text:style-name="P2"/>
      <text:p text:style-name="P2">Std::replace_copy will copy the elements from the source range to another range, while making the replacements as it finds old_value. Std::replace_copy_if will do the same thing, but replace only the values whos predicate returns true. In both cases, it is undefined if the source overlaps the destination. Lets take a look at an example</text:p>
      <text:p text:style-name="P2"/>
      <text:p text:style-name="P2">&lt;replace_copy.cpp&gt;</text:p>
      <text:p text:style-name="P2"/>
      <text:p text:style-name="P2">In the next video we will be talking about transforming. Thank you for watc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23:55.652530357</meta:creation-date>
    <dc:date>2019-03-21T22:06:32.167533903</dc:date>
    <meta:editing-duration>P2DT13H24M33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56" meta:character-count="925" meta:non-whitespace-character-count="773"/>
  </office:meta>
</office:document-meta>
</file>